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 style:text-autospace="none"/>
      <style:text-properties style:use-window-font-color="true" style:font-name="Verdana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.448in" fo:margin-right="1.9583in" fo:text-indent="0in" style:auto-text-indent="false" style:text-autospace="none"/>
      <style:text-properties style:use-window-font-color="true" style:font-name="Verdana" fo:font-size="12pt" style:font-name-asian="Arial1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as eating at Humpty's, and a father was eating with his son at the next table. The father asks, "How are your pancakes son?" <text:s/>He replies, "They taste good", to which the father firmly says, "No son. They taste serendipitous." Man, he's just a kid. That word has too many vowels for his little brain to process simultaneously with pancakes. Pancakes now, grammar later. Otherwise, he will grow to hate you.</text:p>
      <text:p text:style-name="P1"/>
      <text:p text:style-name="P1">When I was younger I gave my grandmother Christmas ornaments for Christmas. <text:s/>But now that I really think about it, I probably shouldn't have. <text:s/>I mean it is already fucking Christmas. <text:s/>She won't even be able give the shitty angel a real try for a whole fucking year, and when that day comes she just gets a new damn ornament and the cycle starts all over again. <text:s/>What was I thinking? Children are stupid. Don't forget that.</text:p>
      <text:p text:style-name="P1"/>
      <text:p text:style-name="P1">My brother went to deaf camp because he likes rope climbing and people yelling shit at him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4-28T21:22:36.34</meta:creation-date>
    <dc:date>2009-07-16T12:40:15.68</dc:date>
    <dc:creator>Colton Phillips</dc:creator>
    <meta:editing-duration>PT00H16M23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3" meta:word-count="166" meta:character-count="921"/>
  </office:meta>
</office:document-meta>
</file>